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f3838"/>
      <style:text-properties style:use-window-font-color="true"/>
    </style:style>
    <style:style style:name="ce13" style:family="table-cell" style:parent-style-name="Default">
      <style:table-cell-properties fo:background-color="#5eb91e"/>
      <style:text-properties style:use-window-font-color="true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5eb91e"/>
    </style:style>
    <style:style style:name="ce17" style:family="table-cell" style:parent-style-name="Default">
      <style:table-cell-properties fo:background-color="#ff3838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atholog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Deox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%Thb1</text:p>
          </table:table-cell>
          <table:table-cell office:value-type="string" calcext:value-type="string">
            <text:p>%THb2</text:p>
          </table:table-cell>
          <table:table-cell office:value-type="string" calcext:value-type="string">
            <text:p>%Thb3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%US1</text:p>
          </table:table-cell>
          <table:table-cell office:value-type="string" calcext:value-type="string">
            <text:p>%US2</text:p>
          </table:table-cell>
          <table:table-cell office:value-type="string" calcext:value-type="string">
            <text:p>%US3</text:p>
          </table:table-cell>
          <table:table-cell office:value-type="string" calcext:value-type="string">
            <text:p>US0</text:p>
          </table:table-cell>
          <table:table-cell office:value-type="string" calcext:value-type="string">
            <text:p>US1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US3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7.0249" calcext:value-type="float">
            <text:p>97.0249</text:p>
          </table:table-cell>
          <table:table-cell office:value-type="float" office:value="59.7407" calcext:value-type="float">
            <text:p>59.7407</text:p>
          </table:table-cell>
          <table:table-cell office:value-type="float" office:value="42.2131" calcext:value-type="float">
            <text:p>42.2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6152" calcext:value-type="float">
            <text:p>82.6152</text:p>
          </table:table-cell>
          <table:table-cell office:value-type="float" office:value="58.7916" calcext:value-type="float">
            <text:p>58.7916</text:p>
          </table:table-cell>
          <table:table-cell office:value-type="float" office:value="55.0166" calcext:value-type="float">
            <text:p>55.01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8.33" calcext:value-type="float">
            <text:p>58.33</text:p>
          </table:table-cell>
          <table:table-cell office:value-type="float" office:value="41.67" calcext:value-type="float">
            <text:p>41.6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.8652" calcext:value-type="float">
            <text:p>91.8652</text:p>
          </table:table-cell>
          <table:table-cell office:value-type="float" office:value="61.4703" calcext:value-type="float">
            <text:p>61.4703</text:p>
          </table:table-cell>
          <table:table-cell office:value-type="float" office:value="67.1153" calcext:value-type="float">
            <text:p>67.1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8809" calcext:value-type="float">
            <text:p>89.8809</text:p>
          </table:table-cell>
          <table:table-cell office:value-type="float" office:value="87.4809" calcext:value-type="float">
            <text:p>87.4809</text:p>
          </table:table-cell>
          <table:table-cell office:value-type="float" office:value="79.9907" calcext:value-type="float">
            <text:p>79.9907</text:p>
          </table:table-cell>
          <table:table-cell office:value-type="float" office:value="0" calcext:value-type="float">
            <text:p>0</text:p>
          </table:table-cell>
          <table:table-cell office:value-type="float" office:value="96.55" calcext:value-type="float">
            <text:p>96.55</text:p>
          </table:table-cell>
          <table:table-cell office:value-type="float" office:value="89.66" calcext:value-type="float">
            <text:p>89.66</text:p>
          </table:table-cell>
          <table:table-cell office:value-type="float" office:value="96.55" calcext:value-type="float">
            <text:p>96.5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5446" calcext:value-type="float">
            <text:p>86.5446</text:p>
          </table:table-cell>
          <table:table-cell office:value-type="float" office:value="54.0685" calcext:value-type="float">
            <text:p>54.0685</text:p>
          </table:table-cell>
          <table:table-cell office:value-type="float" office:value="36.0404" calcext:value-type="float">
            <text:p>36.0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.5544" calcext:value-type="float">
            <text:p>68.5544</text:p>
          </table:table-cell>
          <table:table-cell office:value-type="float" office:value="56.5713" calcext:value-type="float">
            <text:p>56.5713</text:p>
          </table:table-cell>
          <table:table-cell office:value-type="float" office:value="44.2749" calcext:value-type="float">
            <text:p>44.27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1.8377" calcext:value-type="float">
            <text:p>61.8377</text:p>
          </table:table-cell>
          <table:table-cell office:value-type="float" office:value="64.1424" calcext:value-type="float">
            <text:p>64.1424</text:p>
          </table:table-cell>
          <table:table-cell office:value-type="float" office:value="29.5275" calcext:value-type="float">
            <text:p>29.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8076" calcext:value-type="float">
            <text:p>86.8076</text:p>
          </table:table-cell>
          <table:table-cell office:value-type="float" office:value="69.7524" calcext:value-type="float">
            <text:p>69.7524</text:p>
          </table:table-cell>
          <table:table-cell office:value-type="float" office:value="55.4238" calcext:value-type="float">
            <text:p>55.4238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54.6" calcext:value-type="float">
            <text:p>54.6</text:p>
          </table:table-cell>
          <table:table-cell office:value-type="float" office:value="31.8" calcext:value-type="float">
            <text:p>31.8</text:p>
          </table:table-cell>
          <table:table-cell office:value-type="float" office:value="22" calcext:value-type="float">
            <text:p>22</text:p>
          </table:table-cell>
          <table:table-cell office:value-type="float" office:value="25.1944" calcext:value-type="float">
            <text:p>25.194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5.3118" calcext:value-type="float">
            <text:p>45.3118</text:p>
          </table:table-cell>
          <table:table-cell office:value-type="float" office:value="31.4177" calcext:value-type="float">
            <text:p>31.4177</text:p>
          </table:table-cell>
          <table:table-cell office:value-type="float" office:value="26.1698" calcext:value-type="float">
            <text:p>26.1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628" calcext:value-type="float">
            <text:p>59.628</text:p>
          </table:table-cell>
          <table:table-cell office:value-type="float" office:value="93.5814" calcext:value-type="float">
            <text:p>93.5814</text:p>
          </table:table-cell>
          <table:table-cell office:value-type="float" office:value="64.7792" calcext:value-type="float">
            <text:p>64.77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6.61" calcext:value-type="float">
            <text:p>76.61</text:p>
          </table:table-cell>
          <table:table-cell office:value-type="float" office:value="50.252" calcext:value-type="float">
            <text:p>50.252</text:p>
          </table:table-cell>
          <table:table-cell office:value-type="float" office:value="32.8084" calcext:value-type="float">
            <text:p>32.8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6682" calcext:value-type="float">
            <text:p>55.6682</text:p>
          </table:table-cell>
          <table:table-cell office:value-type="float" office:value="53.4864" calcext:value-type="float">
            <text:p>53.4864</text:p>
          </table:table-cell>
          <table:table-cell office:value-type="float" office:value="40.3228" calcext:value-type="float">
            <text:p>40.3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.3" calcext:value-type="float">
            <text:p>73.3</text:p>
          </table:table-cell>
          <table:table-cell office:value-type="float" office:value="83.3" calcext:value-type="float">
            <text:p>83.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.8507" calcext:value-type="float">
            <text:p>43.8507</text:p>
          </table:table-cell>
          <table:table-cell office:value-type="float" office:value="35.4429" calcext:value-type="float">
            <text:p>35.4429</text:p>
          </table:table-cell>
          <table:table-cell office:value-type="float" office:value="12.1551" calcext:value-type="float">
            <text:p>12.1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2445" calcext:value-type="float">
            <text:p>97.2445</text:p>
          </table:table-cell>
          <table:table-cell office:value-type="float" office:value="152.8938" calcext:value-type="float">
            <text:p>152.8938</text:p>
          </table:table-cell>
          <table:table-cell office:value-type="float" office:value="145.7785" calcext:value-type="float">
            <text:p>145.7785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61.9" calcext:value-type="float">
            <text:p>61.9</text:p>
          </table:table-cell>
          <table:table-cell office:value-type="float" office:value="66.7" calcext:value-type="float">
            <text:p>66.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.1815" calcext:value-type="float">
            <text:p>102.1815</text:p>
          </table:table-cell>
          <table:table-cell office:value-type="float" office:value="75.0936" calcext:value-type="float">
            <text:p>75.0936</text:p>
          </table:table-cell>
          <table:table-cell office:value-type="float" office:value="28.8373" calcext:value-type="float">
            <text:p>28.8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.7157" calcext:value-type="float">
            <text:p>75.7157</text:p>
          </table:table-cell>
          <table:table-cell office:value-type="float" office:value="77.3375" calcext:value-type="float">
            <text:p>77.3375</text:p>
          </table:table-cell>
          <table:table-cell office:value-type="float" office:value="40.619" calcext:value-type="float">
            <text:p>40.619</text:p>
          </table:table-cell>
          <table:table-cell office:value-type="float" office:value="1" calcext:value-type="float">
            <text:p>1</text:p>
          </table:table-cell>
          <table:table-cell office:value-type="float" office:value="64.3" calcext:value-type="float">
            <text:p>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.235" calcext:value-type="float">
            <text:p>66.235</text:p>
          </table:table-cell>
          <table:table-cell office:value-type="float" office:value="32.2988" calcext:value-type="float">
            <text:p>32.2988</text:p>
          </table:table-cell>
          <table:table-cell office:value-type="float" office:value="37.1411" calcext:value-type="float">
            <text:p>37.1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2585" calcext:value-type="float">
            <text:p>85.2585</text:p>
          </table:table-cell>
          <table:table-cell office:value-type="float" office:value="69.7874" calcext:value-type="float">
            <text:p>69.7874</text:p>
          </table:table-cell>
          <table:table-cell office:value-type="float" office:value="41.282" calcext:value-type="float">
            <text:p>41.28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7" office:value-type="string" calcext:value-type="string">
            <text:p>NIRUS0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.4576" calcext:value-type="float">
            <text:p>99.4576</text:p>
          </table:table-cell>
          <table:table-cell office:value-type="float" office:value="49.2587" calcext:value-type="float">
            <text:p>49.2587</text:p>
          </table:table-cell>
          <table:table-cell office:value-type="float" office:value="50.3657" calcext:value-type="float">
            <text:p>50.36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3823" calcext:value-type="float">
            <text:p>44.3823</text:p>
          </table:table-cell>
          <table:table-cell office:value-type="float" office:value="56.4938" calcext:value-type="float">
            <text:p>56.4938</text:p>
          </table:table-cell>
          <table:table-cell office:value-type="float" office:value="47.1619" calcext:value-type="float">
            <text:p>47.1619</text:p>
          </table:table-cell>
          <table:table-cell office:value-type="float" office:value="1" calcext:value-type="float">
            <text:p>1</text:p>
          </table:table-cell>
          <table:table-cell office:value-type="float" office:value="76.2" calcext:value-type="float">
            <text:p>76.2</text:p>
          </table:table-cell>
          <table:table-cell table:number-columns-repeated="2" office:value-type="float" office:value="56.3" calcext:value-type="float">
            <text:p>56.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.3115" calcext:value-type="float">
            <text:p>99.3115</text:p>
          </table:table-cell>
          <table:table-cell office:value-type="float" office:value="53.0346" calcext:value-type="float">
            <text:p>53.0346</text:p>
          </table:table-cell>
          <table:table-cell office:value-type="float" office:value="48.4187" calcext:value-type="float">
            <text:p>48.4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1812" calcext:value-type="float">
            <text:p>88.1812</text:p>
          </table:table-cell>
          <table:table-cell office:value-type="float" office:value="70.0034" calcext:value-type="float">
            <text:p>70.0034</text:p>
          </table:table-cell>
          <table:table-cell office:value-type="float" office:value="47.8893" calcext:value-type="float">
            <text:p>47.8893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  <table:table-cell office:value-type="float" office:value="70.6" calcext:value-type="float">
            <text:p>70.6</text:p>
          </table:table-cell>
          <table:table-cell office:value-type="float" office:value="61.8" calcext:value-type="float">
            <text:p>61.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2.7812" calcext:value-type="float">
            <text:p>62.7812</text:p>
          </table:table-cell>
          <table:table-cell office:value-type="float" office:value="34.5388" calcext:value-type="float">
            <text:p>34.5388</text:p>
          </table:table-cell>
          <table:table-cell office:value-type="float" office:value="32.8982" calcext:value-type="float">
            <text:p>32.8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.1762" calcext:value-type="float">
            <text:p>84.1762</text:p>
          </table:table-cell>
          <table:table-cell office:value-type="float" office:value="87.6076" calcext:value-type="float">
            <text:p>87.6076</text:p>
          </table:table-cell>
          <table:table-cell office:value-type="float" office:value="72.7385" calcext:value-type="float">
            <text:p>72.7385</text:p>
          </table:table-cell>
          <table:table-cell office:value-type="float" office:value="1" calcext:value-type="float">
            <text:p>1</text:p>
          </table:table-cell>
          <table:table-cell office:value-type="float" office:value="91.9" calcext:value-type="float">
            <text:p>91.9</text:p>
          </table:table-cell>
          <table:table-cell office:value-type="float" office:value="77.3" calcext:value-type="float">
            <text:p>77.3</text:p>
          </table:table-cell>
          <table:table-cell office:value-type="float" office:value="113.6" calcext:value-type="float">
            <text:p>113.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9.1983" calcext:value-type="float">
            <text:p>89.1983</text:p>
          </table:table-cell>
          <table:table-cell office:value-type="float" office:value="75.125" calcext:value-type="float">
            <text:p>75.125</text:p>
          </table:table-cell>
          <table:table-cell office:value-type="float" office:value="41.739" calcext:value-type="float">
            <text:p>41.7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536" calcext:value-type="float">
            <text:p>90.536</text:p>
          </table:table-cell>
          <table:table-cell office:value-type="float" office:value="72.4884" calcext:value-type="float">
            <text:p>72.4884</text:p>
          </table:table-cell>
          <table:table-cell office:value-type="float" office:value="74.6899" calcext:value-type="float">
            <text:p>74.6899</text:p>
          </table:table-cell>
          <table:table-cell office:value-type="float" office:value="0" calcext:value-type="float">
            <text:p>0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3" calcext:value-type="float">
            <text:p>117.3</text:p>
          </table:table-cell>
          <table:table-cell office:value-type="float" office:value="92.3" calcext:value-type="float">
            <text:p>92.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0.302" calcext:value-type="float">
            <text:p>70.302</text:p>
          </table:table-cell>
          <table:table-cell office:value-type="float" office:value="38.3637" calcext:value-type="float">
            <text:p>38.3637</text:p>
          </table:table-cell>
          <table:table-cell office:value-type="float" office:value="33.2077" calcext:value-type="float">
            <text:p>33.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.87" calcext:value-type="float">
            <text:p>112.87</text:p>
          </table:table-cell>
          <table:table-cell office:value-type="float" office:value="90.814" calcext:value-type="float">
            <text:p>90.814</text:p>
          </table:table-cell>
          <table:table-cell office:value-type="float" office:value="93.582" calcext:value-type="float">
            <text:p>93.582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52.8" calcext:value-type="float">
            <text:p>52.8</text:p>
          </table:table-cell>
          <table:table-cell office:value-type="float" office:value="47.2" calcext:value-type="float">
            <text:p>47.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3.6749" calcext:value-type="float">
            <text:p>83.6749</text:p>
          </table:table-cell>
          <table:table-cell office:value-type="float" office:value="48.876" calcext:value-type="float">
            <text:p>48.876</text:p>
          </table:table-cell>
          <table:table-cell office:value-type="float" office:value="38.2095" calcext:value-type="float">
            <text:p>38.2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022" calcext:value-type="float">
            <text:p>73.022</text:p>
          </table:table-cell>
          <table:table-cell office:value-type="float" office:value="58.6754" calcext:value-type="float">
            <text:p>58.6754</text:p>
          </table:table-cell>
          <table:table-cell office:value-type="float" office:value="62.5489" calcext:value-type="float">
            <text:p>62.5489</text:p>
          </table:table-cell>
          <table:table-cell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  <table:table-cell office:value-type="float" office:value="73.9" calcext:value-type="float">
            <text:p>73.9</text:p>
          </table:table-cell>
          <table:table-cell office:value-type="float" office:value="52.2" calcext:value-type="float">
            <text:p>52.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.946016" calcext:value-type="float">
            <text:p>99.946016</text:p>
          </table:table-cell>
          <table:table-cell office:value-type="float" office:value="49.283089" calcext:value-type="float">
            <text:p>49.283089</text:p>
          </table:table-cell>
          <table:table-cell office:value-type="float" office:value="55.556698" calcext:value-type="float">
            <text:p>55.556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6899" calcext:value-type="float">
            <text:p>95.6899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52.8255" calcext:value-type="float">
            <text:p>52.8255</text:p>
          </table:table-cell>
          <table:table-cell office:value-type="float" office:value="1" calcext:value-type="float">
            <text:p>1</text:p>
          </table:table-cell>
          <table:table-cell office:value-type="float" office:value="62.8" calcext:value-type="float">
            <text:p>62.8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39.5" calcext:value-type="float">
            <text:p>39.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5.2052" calcext:value-type="float">
            <text:p>85.2052</text:p>
          </table:table-cell>
          <table:table-cell office:value-type="float" office:value="56.0516" calcext:value-type="float">
            <text:p>56.0516</text:p>
          </table:table-cell>
          <table:table-cell office:value-type="float" office:value="35.4617" calcext:value-type="float">
            <text:p>35.4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87" calcext:value-type="float">
            <text:p>56.87</text:p>
          </table:table-cell>
          <table:table-cell office:value-type="float" office:value="40.5322" calcext:value-type="float">
            <text:p>40.5322</text:p>
          </table:table-cell>
          <table:table-cell office:value-type="float" office:value="26.7134" calcext:value-type="float">
            <text:p>26.7134</text:p>
          </table:table-cell>
          <table:table-cell office:value-type="float" office:value="1" calcext:value-type="float">
            <text:p>1</text:p>
          </table:table-cell>
          <table:table-cell office:value-type="float" office:value="85.1" calcext:value-type="float">
            <text:p>85.1</text:p>
          </table:table-cell>
          <table:table-cell office:value-type="float" office:value="40.4" calcext:value-type="float">
            <text:p>40.4</text:p>
          </table:table-cell>
          <table:table-cell office:value-type="float" office:value="42.6" calcext:value-type="float">
            <text:p>42.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1.786" calcext:value-type="float">
            <text:p>41.786</text:p>
          </table:table-cell>
          <table:table-cell office:value-type="float" office:value="25.757" calcext:value-type="float">
            <text:p>25.757</text:p>
          </table:table-cell>
          <table:table-cell office:value-type="float" office:value="23.365" calcext:value-type="float">
            <text:p>23.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.11" calcext:value-type="float">
            <text:p>139.11</text:p>
          </table:table-cell>
          <table:table-cell office:value-type="float" office:value="101.31" calcext:value-type="float">
            <text:p>101.31</text:p>
          </table:table-cell>
          <table:table-cell office:value-type="float" office:value="108.7" calcext:value-type="float">
            <text:p>108.7</text:p>
          </table:table-cell>
          <table:table-cell office:value-type="float" office:value="0" calcext:value-type="float">
            <text:p>0</text:p>
          </table:table-cell>
          <table:table-cell office:value-type="float" office:value="96.2963" calcext:value-type="float">
            <text:p>96.2963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70.3704" calcext:value-type="float">
            <text:p>70.370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3.924239" calcext:value-type="float">
            <text:p>113.924239</text:p>
          </table:table-cell>
          <table:table-cell office:value-type="float" office:value="54.445909" calcext:value-type="float">
            <text:p>54.445909</text:p>
          </table:table-cell>
          <table:table-cell office:value-type="float" office:value="59.478329" calcext:value-type="float">
            <text:p>59.47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0305" calcext:value-type="float">
            <text:p>64.0305</text:p>
          </table:table-cell>
          <table:table-cell office:value-type="float" office:value="10.5647" calcext:value-type="float">
            <text:p>10.5647</text:p>
          </table:table-cell>
          <table:table-cell office:value-type="float" office:value="20.2726" calcext:value-type="float">
            <text:p>20.27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8.19" calcext:value-type="float">
            <text:p>98.19</text:p>
          </table:table-cell>
          <table:table-cell office:value-type="float" office:value="52.33" calcext:value-type="float">
            <text:p>52.33</text:p>
          </table:table-cell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972" calcext:value-type="float">
            <text:p>86.972</text:p>
          </table:table-cell>
          <table:table-cell office:value-type="float" office:value="88.187" calcext:value-type="float">
            <text:p>88.187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55.5556" calcext:value-type="float">
            <text:p>55.5556</text:p>
          </table:table-cell>
          <table:table-cell office:value-type="float" office:value="44.4444" calcext:value-type="float">
            <text:p>44.444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.029" calcext:value-type="float">
            <text:p>52.029</text:p>
          </table:table-cell>
          <table:table-cell office:value-type="float" office:value="24.4244" calcext:value-type="float">
            <text:p>24.4244</text:p>
          </table:table-cell>
          <table:table-cell office:value-type="float" office:value="28.4953" calcext:value-type="float">
            <text:p>28.4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.98" calcext:value-type="float">
            <text:p>148.98</text:p>
          </table:table-cell>
          <table:table-cell office:value-type="float" office:value="103.06" calcext:value-type="float">
            <text:p>103.06</text:p>
          </table:table-cell>
          <table:table-cell office:value-type="float" office:value="66.219" calcext:value-type="float">
            <text:p>66.2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7368" calcext:value-type="float">
            <text:p>94.7368</text:p>
          </table:table-cell>
          <table:table-cell office:value-type="float" office:value="62.2043" calcext:value-type="float">
            <text:p>62.20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8.7073" calcext:value-type="float">
            <text:p>108.7073</text:p>
          </table:table-cell>
          <table:table-cell office:value-type="float" office:value="56.6547" calcext:value-type="float">
            <text:p>56.6547</text:p>
          </table:table-cell>
          <table:table-cell office:value-type="float" office:value="56.5495" calcext:value-type="float">
            <text:p>56.5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.636" calcext:value-type="float">
            <text:p>67.636</text:p>
          </table:table-cell>
          <table:table-cell office:value-type="float" office:value="48.347" calcext:value-type="float">
            <text:p>48.347</text:p>
          </table:table-cell>
          <table:table-cell office:value-type="float" office:value="41.388" calcext:value-type="float">
            <text:p>41.388</text:p>
          </table:table-cell>
          <table:table-cell office:value-type="float" office:value="1" calcext:value-type="float">
            <text:p>1</text:p>
          </table:table-cell>
          <table:table-cell office:value-type="float" office:value="73.913" calcext:value-type="float">
            <text:p>73.913</text:p>
          </table:table-cell>
          <table:table-cell office:value-type="float" office:value="54.3478" calcext:value-type="float">
            <text:p>54.3478</text:p>
          </table:table-cell>
          <table:table-cell office:value-type="float" office:value="41.3043" calcext:value-type="float">
            <text:p>41.304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4.2374" calcext:value-type="float">
            <text:p>64.2374</text:p>
          </table:table-cell>
          <table:table-cell office:value-type="float" office:value="37.3779" calcext:value-type="float">
            <text:p>37.3779</text:p>
          </table:table-cell>
          <table:table-cell office:value-type="float" office:value="28.9487" calcext:value-type="float">
            <text:p>28.9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8076" calcext:value-type="float">
            <text:p>86.8076</text:p>
          </table:table-cell>
          <table:table-cell office:value-type="float" office:value="75.358" calcext:value-type="float">
            <text:p>75.358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31" calcext:value-type="float">
            <text:p>31</text:p>
          </table:table-cell>
          <table:table-cell office:value-type="float" office:value="25.1944" calcext:value-type="float">
            <text:p>25.1944</text:p>
          </table:table-cell>
          <table:table-cell office:value-type="float" office:value="27" calcext:value-type="float">
            <text:p>27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4.8012" calcext:value-type="float">
            <text:p>94.8012</text:p>
          </table:table-cell>
          <table:table-cell office:value-type="float" office:value="54.5798" calcext:value-type="float">
            <text:p>54.5798</text:p>
          </table:table-cell>
          <table:table-cell office:value-type="float" office:value="43.1535" calcext:value-type="float">
            <text:p>43.1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133" calcext:value-type="float">
            <text:p>93.133</text:p>
          </table:table-cell>
          <table:table-cell office:value-type="float" office:value="76.095" calcext:value-type="float">
            <text:p>76.095</text:p>
          </table:table-cell>
          <table:table-cell office:value-type="float" office:value="66.444" calcext:value-type="float">
            <text:p>66.444</text:p>
          </table:table-cell>
          <table:table-cell office:value-type="float" office:value="0" calcext:value-type="float">
            <text:p>0</text:p>
          </table:table-cell>
          <table:table-cell office:value-type="float" office:value="71.7949" calcext:value-type="float">
            <text:p>71.7949</text:p>
          </table:table-cell>
          <table:table-cell office:value-type="float" office:value="56.4103" calcext:value-type="float">
            <text:p>56.4103</text:p>
          </table:table-cell>
          <table:table-cell office:value-type="float" office:value="43.5897" calcext:value-type="float">
            <text:p>43.589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4995" calcext:value-type="float">
            <text:p>76.4995</text:p>
          </table:table-cell>
          <table:table-cell office:value-type="float" office:value="47.6005" calcext:value-type="float">
            <text:p>47.6005</text:p>
          </table:table-cell>
          <table:table-cell office:value-type="float" office:value="29.6974" calcext:value-type="float">
            <text:p>29.69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.553" calcext:value-type="float">
            <text:p>80.553</text:p>
          </table:table-cell>
          <table:table-cell office:value-type="float" office:value="63.879" calcext:value-type="float">
            <text:p>63.879</text:p>
          </table:table-cell>
          <table:table-cell office:value-type="float" office:value="68.551" calcext:value-type="float">
            <text:p>68.551</text:p>
          </table:table-cell>
          <table:table-cell office:value-type="float" office:value="0" calcext:value-type="float">
            <text:p>0</text:p>
          </table:table-cell>
          <table:table-cell office:value-type="float" office:value="121.4286" calcext:value-type="float">
            <text:p>121.4286</text:p>
          </table:table-cell>
          <table:table-cell office:value-type="float" office:value="103.5714" calcext:value-type="float">
            <text:p>103.5714</text:p>
          </table:table-cell>
          <table:table-cell office:value-type="float" office:value="82.1429" calcext:value-type="float">
            <text:p>82.142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8375" calcext:value-type="float">
            <text:p>76.8375</text:p>
          </table:table-cell>
          <table:table-cell office:value-type="float" office:value="44.4003" calcext:value-type="float">
            <text:p>44.4003</text:p>
          </table:table-cell>
          <table:table-cell office:value-type="float" office:value="32.8363" calcext:value-type="float">
            <text:p>32.8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.931" calcext:value-type="float">
            <text:p>72.931</text:p>
          </table:table-cell>
          <table:table-cell office:value-type="float" office:value="78.349" calcext:value-type="float">
            <text:p>78.349</text:p>
          </table:table-cell>
          <table:table-cell office:value-type="float" office:value="34.419" calcext:value-type="float">
            <text:p>34.419</text:p>
          </table:table-cell>
          <table:table-cell office:value-type="float" office:value="1" calcext:value-type="float">
            <text:p>1</text:p>
          </table:table-cell>
          <table:table-cell office:value-type="float" office:value="95.4545" calcext:value-type="float">
            <text:p>95.4545</text:p>
          </table:table-cell>
          <table:table-cell office:value-type="float" office:value="86.3636" calcext:value-type="float">
            <text:p>86.3636</text:p>
          </table:table-cell>
          <table:table-cell office:value-type="float" office:value="72.7273" calcext:value-type="float">
            <text:p>72.727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5" office:value-type="string" calcext:value-type="string">
            <text:p>NIRUS0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8.518" calcext:value-type="float">
            <text:p>88.518</text:p>
          </table:table-cell>
          <table:table-cell office:value-type="float" office:value="49.0988" calcext:value-type="float">
            <text:p>49.0988</text:p>
          </table:table-cell>
          <table:table-cell office:value-type="float" office:value="39.9756" calcext:value-type="float">
            <text:p>39.9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.344" calcext:value-type="float">
            <text:p>81.344</text:p>
          </table:table-cell>
          <table:table-cell office:value-type="float" office:value="75.275" calcext:value-type="float">
            <text:p>75.275</text:p>
          </table:table-cell>
          <table:table-cell office:value-type="float" office:value="81.683" calcext:value-type="float">
            <text:p>81.683</text:p>
          </table:table-cell>
          <table:table-cell office:value-type="float" office:value="0" calcext:value-type="float">
            <text:p>0</text:p>
          </table:table-cell>
          <table:table-cell office:value-type="float" office:value="94.7368" calcext:value-type="float">
            <text:p>94.7368</text:p>
          </table:table-cell>
          <table:table-cell office:value-type="float" office:value="71.0526" calcext:value-type="float">
            <text:p>71.0526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4" office:value-type="string" calcext:value-type="string">
            <text:p>NIRUS0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.6293" calcext:value-type="float">
            <text:p>65.6293</text:p>
          </table:table-cell>
          <table:table-cell office:value-type="float" office:value="33.2575" calcext:value-type="float">
            <text:p>33.2575</text:p>
          </table:table-cell>
          <table:table-cell office:value-type="float" office:value="33.2866" calcext:value-type="float">
            <text:p>33.2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2933" calcext:value-type="float">
            <text:p>96.2933</text:p>
          </table:table-cell>
          <table:table-cell office:value-type="float" office:value="65.0982" calcext:value-type="float">
            <text:p>65.0982</text:p>
          </table:table-cell>
          <table:table-cell office:value-type="float" office:value="67.3576" calcext:value-type="float">
            <text:p>67.357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5.8824" calcext:value-type="float">
            <text:p>55.8824</text:p>
          </table:table-cell>
          <table:table-cell office:value-type="float" office:value="29.4118" calcext:value-type="float">
            <text:p>29.411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8304" calcext:value-type="float">
            <text:p>94.8304</text:p>
          </table:table-cell>
          <table:table-cell office:value-type="float" office:value="46.0919" calcext:value-type="float">
            <text:p>46.0919</text:p>
          </table:table-cell>
          <table:table-cell office:value-type="float" office:value="50.5533" calcext:value-type="float">
            <text:p>50.5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2192" calcext:value-type="float">
            <text:p>84.2192</text:p>
          </table:table-cell>
          <table:table-cell office:value-type="float" office:value="66.7717" calcext:value-type="float">
            <text:p>66.7717</text:p>
          </table:table-cell>
          <table:table-cell office:value-type="float" office:value="67.7673" calcext:value-type="float">
            <text:p>67.7673</text:p>
          </table:table-cell>
          <table:table-cell office:value-type="float" office:value="1" calcext:value-type="float">
            <text:p>1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84.2105" calcext:value-type="float">
            <text:p>84.2105</text:p>
          </table:table-cell>
          <table:table-cell office:value-type="float" office:value="78.9474" calcext:value-type="float">
            <text:p>78.947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.2551" calcext:value-type="float">
            <text:p>60.2551</text:p>
          </table:table-cell>
          <table:table-cell office:value-type="float" office:value="35.1895" calcext:value-type="float">
            <text:p>35.1895</text:p>
          </table:table-cell>
          <table:table-cell office:value-type="float" office:value="26.3632" calcext:value-type="float">
            <text:p>26.3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74" calcext:value-type="float">
            <text:p>94.574</text:p>
          </table:table-cell>
          <table:table-cell office:value-type="float" office:value="91.18" calcext:value-type="float">
            <text:p>91.18</text:p>
          </table:table-cell>
          <table:table-cell office:value-type="float" office:value="94.004" calcext:value-type="float">
            <text:p>94.004</text:p>
          </table:table-cell>
          <table:table-cell office:value-type="float" office:value="0" calcext:value-type="float">
            <text:p>0</text:p>
          </table:table-cell>
          <table:table-cell office:value-type="float" office:value="65.8537" calcext:value-type="float">
            <text:p>65.8537</text:p>
          </table:table-cell>
          <table:table-cell office:value-type="float" office:value="53.6585" calcext:value-type="float">
            <text:p>53.6585</text:p>
          </table:table-cell>
          <table:table-cell office:value-type="float" office:value="51.2195" calcext:value-type="float">
            <text:p>51.219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801" calcext:value-type="float">
            <text:p>76.801</text:p>
          </table:table-cell>
          <table:table-cell office:value-type="float" office:value="35.0377" calcext:value-type="float">
            <text:p>35.0377</text:p>
          </table:table-cell>
          <table:table-cell office:value-type="float" office:value="47.3032" calcext:value-type="float">
            <text:p>47.3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2717" calcext:value-type="float">
            <text:p>104.2717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105.4157" calcext:value-type="float">
            <text:p>105.4157</text:p>
          </table:table-cell>
          <table:table-cell office:value-type="float" office:value="0" calcext:value-type="float">
            <text:p>0</text:p>
          </table:table-cell>
          <table:table-cell office:value-type="float" office:value="93.5484" calcext:value-type="float">
            <text:p>93.5484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93.5484" calcext:value-type="float">
            <text:p>93.548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5.6554" calcext:value-type="float">
            <text:p>115.6554</text:p>
          </table:table-cell>
          <table:table-cell office:value-type="float" office:value="72.2456" calcext:value-type="float">
            <text:p>72.2456</text:p>
          </table:table-cell>
          <table:table-cell office:value-type="float" office:value="51.3826" calcext:value-type="float">
            <text:p>51.38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.3253" calcext:value-type="float">
            <text:p>77.3253</text:p>
          </table:table-cell>
          <table:table-cell office:value-type="float" office:value="62.34" calcext:value-type="float">
            <text:p>62.34</text:p>
          </table:table-cell>
          <table:table-cell office:value-type="float" office:value="49.4803" calcext:value-type="float">
            <text:p>49.48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.6407" calcext:value-type="float">
            <text:p>47.6407</text:p>
          </table:table-cell>
          <table:table-cell office:value-type="float" office:value="28.5792" calcext:value-type="float">
            <text:p>28.5792</text:p>
          </table:table-cell>
          <table:table-cell office:value-type="float" office:value="20.9445" calcext:value-type="float">
            <text:p>20.9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3478" calcext:value-type="float">
            <text:p>131.3478</text:p>
          </table:table-cell>
          <table:table-cell office:value-type="float" office:value="93.4942" calcext:value-type="float">
            <text:p>93.4942</text:p>
          </table:table-cell>
          <table:table-cell office:value-type="float" office:value="41.7519" calcext:value-type="float">
            <text:p>41.7519</text:p>
          </table:table-cell>
          <table:table-cell office:value-type="float" office:value="1" calcext:value-type="float">
            <text:p>1</text:p>
          </table:table-cell>
          <table:table-cell office:value-type="float" office:value="82.6087" calcext:value-type="float">
            <text:p>82.6087</text:p>
          </table:table-cell>
          <table:table-cell table:number-columns-repeated="2" office:value-type="float" office:value="73.913" calcext:value-type="float">
            <text:p>73.9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4.4407" calcext:value-type="float">
            <text:p>114.4407</text:p>
          </table:table-cell>
          <table:table-cell office:value-type="float" office:value="75.8033" calcext:value-type="float">
            <text:p>75.8033</text:p>
          </table:table-cell>
          <table:table-cell office:value-type="float" office:value="52.4626" calcext:value-type="float">
            <text:p>52.4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703" calcext:value-type="float">
            <text:p>67.703</text:p>
          </table:table-cell>
          <table:table-cell office:value-type="float" office:value="65.941" calcext:value-type="float">
            <text:p>65.941</text:p>
          </table:table-cell>
          <table:table-cell office:value-type="float" office:value="55.109" calcext:value-type="float">
            <text:p>55.109</text:p>
          </table:table-cell>
          <table:table-cell office:value-type="float" office:value="1" calcext:value-type="float">
            <text:p>1</text:p>
          </table:table-cell>
          <table:table-cell office:value-type="float" office:value="95.4545" calcext:value-type="float">
            <text:p>95.4545</text:p>
          </table:table-cell>
          <table:table-cell office:value-type="float" office:value="86.3636" calcext:value-type="float">
            <text:p>86.3636</text:p>
          </table:table-cell>
          <table:table-cell office:value-type="float" office:value="72.7273" calcext:value-type="float">
            <text:p>72.727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6.9504" calcext:value-type="float">
            <text:p>66.9504</text:p>
          </table:table-cell>
          <table:table-cell office:value-type="float" office:value="45.9296" calcext:value-type="float">
            <text:p>45.9296</text:p>
          </table:table-cell>
          <table:table-cell office:value-type="float" office:value="27.8258" calcext:value-type="float">
            <text:p>27.8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1262" calcext:value-type="float">
            <text:p>94.1262</text:p>
          </table:table-cell>
          <table:table-cell office:value-type="float" office:value="92.8304" calcext:value-type="float">
            <text:p>92.8304</text:p>
          </table:table-cell>
          <table:table-cell office:value-type="float" office:value="75.3553" calcext:value-type="float">
            <text:p>75.355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2.0596" calcext:value-type="float">
            <text:p>82.0596</text:p>
          </table:table-cell>
          <table:table-cell office:value-type="float" office:value="44.0898" calcext:value-type="float">
            <text:p>44.0898</text:p>
          </table:table-cell>
          <table:table-cell office:value-type="float" office:value="40.5487" calcext:value-type="float">
            <text:p>40.5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022" calcext:value-type="float">
            <text:p>109.022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134.8868" calcext:value-type="float">
            <text:p>134.8868</text:p>
          </table:table-cell>
          <table:table-cell office:value-type="float" office:value="0" calcext:value-type="float">
            <text:p>0</text:p>
          </table:table-cell>
          <table:table-cell office:value-type="float" office:value="96.7742" calcext:value-type="float">
            <text:p>96.77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7.3633" calcext:value-type="float">
            <text:p>67.3633</text:p>
          </table:table-cell>
          <table:table-cell office:value-type="float" office:value="45.4151" calcext:value-type="float">
            <text:p>45.4151</text:p>
          </table:table-cell>
          <table:table-cell office:value-type="float" office:value="28.8906" calcext:value-type="float">
            <text:p>28.8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099255826244" calcext:value-type="float">
            <text:p>98.6099255826244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35.4167" calcext:value-type="float">
            <text:p>35.4167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.906" calcext:value-type="float">
            <text:p>60.906</text:p>
          </table:table-cell>
          <table:table-cell office:value-type="float" office:value="38.8527" calcext:value-type="float">
            <text:p>38.8527</text:p>
          </table:table-cell>
          <table:table-cell office:value-type="float" office:value="25.5111" calcext:value-type="float">
            <text:p>25.5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5991" calcext:value-type="float">
            <text:p>72.5991</text:p>
          </table:table-cell>
          <table:table-cell office:value-type="float" office:value="81.0987" calcext:value-type="float">
            <text:p>81.0987</text:p>
          </table:table-cell>
          <table:table-cell office:value-type="float" office:value="93.2233" calcext:value-type="float">
            <text:p>93.2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.1111" calcext:value-type="float">
            <text:p>111.1111</text:p>
          </table:table-cell>
          <table:table-cell office:value-type="float" office:value="113.3333" calcext:value-type="float">
            <text:p>113.33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.7825" calcext:value-type="float">
            <text:p>80.7825</text:p>
          </table:table-cell>
          <table:table-cell office:value-type="float" office:value="57.1165" calcext:value-type="float">
            <text:p>57.1165</text:p>
          </table:table-cell>
          <table:table-cell office:value-type="float" office:value="31.8608" calcext:value-type="float">
            <text:p>31.8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5153" calcext:value-type="float">
            <text:p>94.5153</text:p>
          </table:table-cell>
          <table:table-cell office:value-type="float" office:value="56.692" calcext:value-type="float">
            <text:p>56.692</text:p>
          </table:table-cell>
          <table:table-cell office:value-type="float" office:value="53.6124" calcext:value-type="float">
            <text:p>53.6124</text:p>
          </table:table-cell>
          <table:table-cell office:value-type="float" office:value="0" calcext:value-type="float">
            <text:p>0</text:p>
          </table:table-cell>
          <table:table-cell office:value-type="float" office:value="88.24" calcext:value-type="float">
            <text:p>88.24</text:p>
          </table:table-cell>
          <table:table-cell office:value-type="float" office:value="100" calcext:value-type="float">
            <text:p>100</text:p>
          </table:table-cell>
          <table:table-cell office:value-type="float" office:value="94.12" calcext:value-type="float">
            <text:p>94.12</text:p>
          </table:table-cell>
          <table:table-cell office:value-type="float" office:value="31.8608" calcext:value-type="float">
            <text:p>31.8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7475" calcext:value-type="float">
            <text:p>88.7475</text:p>
          </table:table-cell>
          <table:table-cell office:value-type="float" office:value="57.67" calcext:value-type="float">
            <text:p>57.67</text:p>
          </table:table-cell>
          <table:table-cell office:value-type="float" office:value="41.9759" calcext:value-type="float">
            <text:p>41.97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.9144" calcext:value-type="float">
            <text:p>83.9144</text:p>
          </table:table-cell>
          <table:table-cell office:value-type="float" office:value="87.4729" calcext:value-type="float">
            <text:p>87.4729</text:p>
          </table:table-cell>
          <table:table-cell office:value-type="float" office:value="55.8286" calcext:value-type="float">
            <text:p>55.8286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62.5" calcext:value-type="float">
            <text:p>62.5</text:p>
          </table:table-cell>
          <table:table-cell office:value-type="float" office:value="65" calcext:value-type="float">
            <text:p>65</text:p>
          </table:table-cell>
          <table:table-cell office:value-type="float" office:value="41.9759" calcext:value-type="float">
            <text:p>41.9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.6277" calcext:value-type="float">
            <text:p>62.6277</text:p>
          </table:table-cell>
          <table:table-cell office:value-type="float" office:value="57.4616" calcext:value-type="float">
            <text:p>57.4616</text:p>
          </table:table-cell>
          <table:table-cell office:value-type="float" office:value="23.0629" calcext:value-type="float">
            <text:p>23.0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1814" calcext:value-type="float">
            <text:p>109.1814</text:p>
          </table:table-cell>
          <table:table-cell office:value-type="float" office:value="113.1261" calcext:value-type="float">
            <text:p>113.1261</text:p>
          </table:table-cell>
          <table:table-cell office:value-type="float" office:value="104.3149" calcext:value-type="float">
            <text:p>104.3149</text:p>
          </table:table-cell>
          <table:table-cell office:value-type="float" office:value="0" calcext:value-type="float">
            <text:p>0</text:p>
          </table:table-cell>
          <table:table-cell office:value-type="float" office:value="109.21" calcext:value-type="float">
            <text:p>109.21</text:p>
          </table:table-cell>
          <table:table-cell office:value-type="float" office:value="92.76" calcext:value-type="float">
            <text:p>92.76</text:p>
          </table:table-cell>
          <table:table-cell office:value-type="float" office:value="105.26" calcext:value-type="float">
            <text:p>105.26</text:p>
          </table:table-cell>
          <table:table-cell office:value-type="float" office:value="23.0629" calcext:value-type="float">
            <text:p>23.0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.2244" calcext:value-type="float">
            <text:p>59.2244</text:p>
          </table:table-cell>
          <table:table-cell office:value-type="float" office:value="30.6297" calcext:value-type="float">
            <text:p>30.6297</text:p>
          </table:table-cell>
          <table:table-cell office:value-type="float" office:value="29.309" calcext:value-type="float">
            <text:p>29.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.1172" calcext:value-type="float">
            <text:p>106.1172</text:p>
          </table:table-cell>
          <table:table-cell office:value-type="float" office:value="112.2343" calcext:value-type="float">
            <text:p>112.2343</text:p>
          </table:table-cell>
          <table:table-cell office:value-type="float" office:value="112.9838" calcext:value-type="float">
            <text:p>112.9838</text:p>
          </table:table-cell>
          <table:table-cell office:value-type="float" office:value="0" calcext:value-type="float">
            <text:p>0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112.11" calcext:value-type="float">
            <text:p>112.11</text:p>
          </table:table-cell>
          <table:table-cell office:value-type="float" office:value="90.53" calcext:value-type="float">
            <text:p>90.53</text:p>
          </table:table-cell>
          <table:table-cell office:value-type="float" office:value="29.309" calcext:value-type="float">
            <text:p>29.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5.7721" calcext:value-type="float">
            <text:p>85.7721</text:p>
          </table:table-cell>
          <table:table-cell office:value-type="float" office:value="53.2708" calcext:value-type="float">
            <text:p>53.2708</text:p>
          </table:table-cell>
          <table:table-cell office:value-type="float" office:value="36.1881" calcext:value-type="float">
            <text:p>36.1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3499" calcext:value-type="float">
            <text:p>42.3499</text:p>
          </table:table-cell>
          <table:table-cell office:value-type="float" office:value="48.6895" calcext:value-type="float">
            <text:p>48.6895</text:p>
          </table:table-cell>
          <table:table-cell office:value-type="float" office:value="33.498" calcext:value-type="float">
            <text:p>33.498</text:p>
          </table:table-cell>
          <table:table-cell office:value-type="float" office:value="1" calcext:value-type="float">
            <text:p>1</text:p>
          </table:table-cell>
          <table:table-cell office:value-type="float" office:value="37.04" calcext:value-type="float">
            <text:p>37.04</text:p>
          </table:table-cell>
          <table:table-cell office:value-type="float" office:value="31.22" calcext:value-type="float">
            <text:p>31.22</text:p>
          </table:table-cell>
          <table:table-cell office:value-type="float" office:value="26.98" calcext:value-type="float">
            <text:p>26.98</text:p>
          </table:table-cell>
          <table:table-cell office:value-type="float" office:value="36.1881" calcext:value-type="float">
            <text:p>36.1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.5276" calcext:value-type="float">
            <text:p>45.5276</text:p>
          </table:table-cell>
          <table:table-cell office:value-type="float" office:value="29.5871" calcext:value-type="float">
            <text:p>29.5871</text:p>
          </table:table-cell>
          <table:table-cell office:value-type="float" office:value="21.7504" calcext:value-type="float">
            <text:p>21.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6434" calcext:value-type="float">
            <text:p>84.6434</text:p>
          </table:table-cell>
          <table:table-cell office:value-type="float" office:value="84.6943" calcext:value-type="float">
            <text:p>84.6943</text:p>
          </table:table-cell>
          <table:table-cell office:value-type="float" office:value="100.2855" calcext:value-type="float">
            <text:p>100.2855</text:p>
          </table:table-cell>
          <table:table-cell office:value-type="float" office:value="0" calcext:value-type="float">
            <text:p>0</text:p>
          </table:table-cell>
          <table:table-cell office:value-type="float" office:value="82.9493" calcext:value-type="float">
            <text:p>82.9493</text:p>
          </table:table-cell>
          <table:table-cell office:value-type="float" office:value="61.7512" calcext:value-type="float">
            <text:p>61.7512</text:p>
          </table:table-cell>
          <table:table-cell office:value-type="float" office:value="79.2627" calcext:value-type="float">
            <text:p>79.2627</text:p>
          </table:table-cell>
          <table:table-cell office:value-type="float" office:value="21.7504" calcext:value-type="float">
            <text:p>21.7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6.4487" calcext:value-type="float">
            <text:p>96.4487</text:p>
          </table:table-cell>
          <table:table-cell office:value-type="float" office:value="56.6421" calcext:value-type="float">
            <text:p>56.6421</text:p>
          </table:table-cell>
          <table:table-cell office:value-type="float" office:value="40.3435" calcext:value-type="float">
            <text:p>40.3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.2497" calcext:value-type="float">
            <text:p>84.2497</text:p>
          </table:table-cell>
          <table:table-cell office:value-type="float" office:value="80.8451" calcext:value-type="float">
            <text:p>80.8451</text:p>
          </table:table-cell>
          <table:table-cell office:value-type="float" office:value="62.8705" calcext:value-type="float">
            <text:p>62.8705</text:p>
          </table:table-cell>
          <table:table-cell office:value-type="float" office:value="1" calcext:value-type="float">
            <text:p>1</text:p>
          </table:table-cell>
          <table:table-cell office:value-type="float" office:value="75.2252" calcext:value-type="float">
            <text:p>75.2252</text:p>
          </table:table-cell>
          <table:table-cell office:value-type="float" office:value="59.9099" calcext:value-type="float">
            <text:p>59.9099</text:p>
          </table:table-cell>
          <table:table-cell office:value-type="float" office:value="30.6306" calcext:value-type="float">
            <text:p>30.6306</text:p>
          </table:table-cell>
          <table:table-cell office:value-type="float" office:value="40.3435" calcext:value-type="float">
            <text:p>40.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0.1435" calcext:value-type="float">
            <text:p>60.1435</text:p>
          </table:table-cell>
          <table:table-cell office:value-type="float" office:value="39.4624" calcext:value-type="float">
            <text:p>39.4624</text:p>
          </table:table-cell>
          <table:table-cell office:value-type="float" office:value="20.9279" calcext:value-type="float">
            <text:p>20.9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.3404" calcext:value-type="float">
            <text:p>111.3404</text:p>
          </table:table-cell>
          <table:table-cell office:value-type="float" office:value="55.9873" calcext:value-type="float">
            <text:p>55.9873</text:p>
          </table:table-cell>
          <table:table-cell office:value-type="float" office:value="58.8827" calcext:value-type="float">
            <text:p>58.8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.4884" calcext:value-type="float">
            <text:p>73.4884</text:p>
          </table:table-cell>
          <table:table-cell office:value-type="float" office:value="46.9767" calcext:value-type="float">
            <text:p>46.9767</text:p>
          </table:table-cell>
          <table:table-cell office:value-type="float" office:value="20.9279" calcext:value-type="float">
            <text:p>20.9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.4073" calcext:value-type="float">
            <text:p>88.4073</text:p>
          </table:table-cell>
          <table:table-cell office:value-type="float" office:value="48.5103" calcext:value-type="float">
            <text:p>48.5103</text:p>
          </table:table-cell>
          <table:table-cell office:value-type="float" office:value="40.6713" calcext:value-type="float">
            <text:p>40.6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1043" calcext:value-type="float">
            <text:p>96.1043</text:p>
          </table:table-cell>
          <table:table-cell office:value-type="float" office:value="98.7985" calcext:value-type="float">
            <text:p>98.7985</text:p>
          </table:table-cell>
          <table:table-cell office:value-type="float" office:value="82.3312" calcext:value-type="float">
            <text:p>82.3312</text:p>
          </table:table-cell>
          <table:table-cell office:value-type="float" office:value="1" calcext:value-type="float">
            <text:p>1</text:p>
          </table:table-cell>
          <table:table-cell office:value-type="float" office:value="34.4828" calcext:value-type="float">
            <text:p>34.4828</text:p>
          </table:table-cell>
          <table:table-cell office:value-type="float" office:value="31.0345" calcext:value-type="float">
            <text:p>31.0345</text:p>
          </table:table-cell>
          <table:table-cell office:value-type="float" office:value="56.8966" calcext:value-type="float">
            <text:p>56.8966</text:p>
          </table:table-cell>
          <table:table-cell office:value-type="float" office:value="40.6713" calcext:value-type="float">
            <text:p>40.6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2.1533" calcext:value-type="float">
            <text:p>72.1533</text:p>
          </table:table-cell>
          <table:table-cell office:value-type="float" office:value="45.3549" calcext:value-type="float">
            <text:p>45.3549</text:p>
          </table:table-cell>
          <table:table-cell office:value-type="float" office:value="32.7447" calcext:value-type="float">
            <text:p>32.7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97" calcext:value-type="float">
            <text:p>99.3397</text:p>
          </table:table-cell>
          <table:table-cell office:value-type="float" office:value="87.894" calcext:value-type="float">
            <text:p>87.894</text:p>
          </table:table-cell>
          <table:table-cell office:value-type="float" office:value="82.3002" calcext:value-type="float">
            <text:p>82.3002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32.7447" calcext:value-type="float">
            <text:p>32.7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3.8231" calcext:value-type="float">
            <text:p>103.8231</text:p>
          </table:table-cell>
          <table:table-cell office:value-type="float" office:value="55.3895" calcext:value-type="float">
            <text:p>55.3895</text:p>
          </table:table-cell>
          <table:table-cell office:value-type="float" office:value="51.2632" calcext:value-type="float">
            <text:p>51.2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3839" calcext:value-type="float">
            <text:p>87.3839</text:p>
          </table:table-cell>
          <table:table-cell office:value-type="float" office:value="111.6147" calcext:value-type="float">
            <text:p>111.6147</text:p>
          </table:table-cell>
          <table:table-cell office:value-type="float" office:value="45.7336" calcext:value-type="float">
            <text:p>45.7336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51.2632" calcext:value-type="float">
            <text:p>51.2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5.3878" calcext:value-type="float">
            <text:p>75.3878</text:p>
          </table:table-cell>
          <table:table-cell office:value-type="float" office:value="48.5679" calcext:value-type="float">
            <text:p>48.5679</text:p>
          </table:table-cell>
          <table:table-cell office:value-type="float" office:value="41.5918" calcext:value-type="float">
            <text:p>41.5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.8355" calcext:value-type="float">
            <text:p>54.8355</text:p>
          </table:table-cell>
          <table:table-cell office:value-type="float" office:value="40.662" calcext:value-type="float">
            <text:p>40.662</text:p>
          </table:table-cell>
          <table:table-cell office:value-type="float" office:value="60.4984" calcext:value-type="float">
            <text:p>60.4984</text:p>
          </table:table-cell>
          <table:table-cell office:value-type="float" office:value="1" calcext:value-type="float">
            <text:p>1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40.678" calcext:value-type="float">
            <text:p>40.678</text:p>
          </table:table-cell>
          <table:table-cell office:value-type="float" office:value="45.7627" calcext:value-type="float">
            <text:p>45.7627</text:p>
          </table:table-cell>
          <table:table-cell office:value-type="float" office:value="41.5918" calcext:value-type="float">
            <text:p>41.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.3202" calcext:value-type="float">
            <text:p>80.3202</text:p>
          </table:table-cell>
          <table:table-cell office:value-type="float" office:value="65.3593" calcext:value-type="float">
            <text:p>65.3593</text:p>
          </table:table-cell>
          <table:table-cell office:value-type="float" office:value="25.7844" calcext:value-type="float">
            <text:p>25.7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3988" calcext:value-type="float">
            <text:p>77.3988</text:p>
          </table:table-cell>
          <table:table-cell office:value-type="float" office:value="56.7119" calcext:value-type="float">
            <text:p>56.7119</text:p>
          </table:table-cell>
          <table:table-cell office:value-type="float" office:value="53.5174" calcext:value-type="float">
            <text:p>53.5174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25.7844" calcext:value-type="float">
            <text:p>25.7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.7831" calcext:value-type="float">
            <text:p>87.7831</text:p>
          </table:table-cell>
          <table:table-cell office:value-type="float" office:value="43.4694" calcext:value-type="float">
            <text:p>43.4694</text:p>
          </table:table-cell>
          <table:table-cell office:value-type="float" office:value="46.0177" calcext:value-type="float">
            <text:p>46.0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.4786" calcext:value-type="float">
            <text:p>61.4786</text:p>
          </table:table-cell>
          <table:table-cell office:value-type="float" office:value="67.021" calcext:value-type="float">
            <text:p>67.021</text:p>
          </table:table-cell>
          <table:table-cell office:value-type="float" office:value="76.7203" calcext:value-type="float">
            <text:p>76.7203</text:p>
          </table:table-cell>
          <table:table-cell office:value-type="float" office:value="1" calcext:value-type="float">
            <text:p>1</text:p>
          </table:table-cell>
          <table:table-cell office:value-type="float" office:value="59.0278" calcext:value-type="float">
            <text:p>59.0278</text:p>
          </table:table-cell>
          <table:table-cell office:value-type="float" office:value="54.1667" calcext:value-type="float">
            <text:p>54.1667</text:p>
          </table:table-cell>
          <table:table-cell office:value-type="float" office:value="40.9722" calcext:value-type="float">
            <text:p>40.9722</text:p>
          </table:table-cell>
          <table:table-cell office:value-type="float" office:value="46.0177" calcext:value-type="float">
            <text:p>46.0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9.7202" calcext:value-type="float">
            <text:p>79.7202</text:p>
          </table:table-cell>
          <table:table-cell office:value-type="float" office:value="50.7899" calcext:value-type="float">
            <text:p>50.7899</text:p>
          </table:table-cell>
          <table:table-cell office:value-type="float" office:value="47.6251" calcext:value-type="float">
            <text:p>47.6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3009" calcext:value-type="float">
            <text:p>73.3009</text:p>
          </table:table-cell>
          <table:table-cell office:value-type="float" office:value="51.6401" calcext:value-type="float">
            <text:p>51.6401</text:p>
          </table:table-cell>
          <table:table-cell office:value-type="float" office:value="52.2476" calcext:value-type="float">
            <text:p>52.2476</text:p>
          </table:table-cell>
          <table:table-cell office:value-type="float" office:value="1" calcext:value-type="float">
            <text:p>1</text:p>
          </table:table-cell>
          <table:table-cell office:value-type="float" office:value="77.8378" calcext:value-type="float">
            <text:p>77.8378</text:p>
          </table:table-cell>
          <table:table-cell office:value-type="float" office:value="70.8108" calcext:value-type="float">
            <text:p>70.8108</text:p>
          </table:table-cell>
          <table:table-cell office:value-type="float" office:value="27.5676" calcext:value-type="float">
            <text:p>27.5676</text:p>
          </table:table-cell>
          <table:table-cell office:value-type="float" office:value="47.6251" calcext:value-type="float">
            <text:p>47.6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.4985" calcext:value-type="float">
            <text:p>50.4985</text:p>
          </table:table-cell>
          <table:table-cell office:value-type="float" office:value="29.2306" calcext:value-type="float">
            <text:p>29.2306</text:p>
          </table:table-cell>
          <table:table-cell office:value-type="float" office:value="21.4506" calcext:value-type="float">
            <text:p>21.4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2263" calcext:value-type="float">
            <text:p>104.2263</text:p>
          </table:table-cell>
          <table:table-cell office:value-type="float" office:value="98.7477" calcext:value-type="float">
            <text:p>98.7477</text:p>
          </table:table-cell>
          <table:table-cell office:value-type="float" office:value="92.3095" calcext:value-type="float">
            <text:p>92.3095</text:p>
          </table:table-cell>
          <table:table-cell office:value-type="float" office:value="0" calcext:value-type="float">
            <text:p>0</text:p>
          </table:table-cell>
          <table:table-cell office:value-type="float" office:value="89.8618" calcext:value-type="float">
            <text:p>89.8618</text:p>
          </table:table-cell>
          <table:table-cell office:value-type="float" office:value="95.3917" calcext:value-type="float">
            <text:p>95.3917</text:p>
          </table:table-cell>
          <table:table-cell office:value-type="float" office:value="89.4009" calcext:value-type="float">
            <text:p>89.4009</text:p>
          </table:table-cell>
          <table:table-cell office:value-type="float" office:value="21.4506" calcext:value-type="float">
            <text:p>21.4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2.2956" calcext:value-type="float">
            <text:p>102.2956</text:p>
          </table:table-cell>
          <table:table-cell office:value-type="float" office:value="59.5078" calcext:value-type="float">
            <text:p>59.5078</text:p>
          </table:table-cell>
          <table:table-cell office:value-type="float" office:value="52.4379" calcext:value-type="float">
            <text:p>52.4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3892" calcext:value-type="float">
            <text:p>44.3892</text:p>
          </table:table-cell>
          <table:table-cell office:value-type="float" office:value="55.5755" calcext:value-type="float">
            <text:p>55.5755</text:p>
          </table:table-cell>
          <table:table-cell office:value-type="float" office:value="57.7098" calcext:value-type="float">
            <text:p>57.7098</text:p>
          </table:table-cell>
          <table:table-cell office:value-type="float" office:value="1" calcext:value-type="float">
            <text:p>1</text:p>
          </table:table-cell>
          <table:table-cell office:value-type="float" office:value="55.1111" calcext:value-type="float">
            <text:p>55.1111</text:p>
          </table:table-cell>
          <table:table-cell office:value-type="float" office:value="44" calcext:value-type="float">
            <text:p>44</text:p>
          </table:table-cell>
          <table:table-cell office:value-type="float" office:value="38.2222" calcext:value-type="float">
            <text:p>38.2222</text:p>
          </table:table-cell>
          <table:table-cell office:value-type="float" office:value="52.4379" calcext:value-type="float">
            <text:p>52.4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8.3132" calcext:value-type="float">
            <text:p>88.3132</text:p>
          </table:table-cell>
          <table:table-cell office:value-type="float" office:value="69.7843" calcext:value-type="float">
            <text:p>69.7843</text:p>
          </table:table-cell>
          <table:table-cell office:value-type="float" office:value="30.2291" calcext:value-type="float">
            <text:p>30.2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3114" calcext:value-type="float">
            <text:p>107.3114</text:p>
          </table:table-cell>
          <table:table-cell office:value-type="float" office:value="56.6169" calcext:value-type="float">
            <text:p>56.6169</text:p>
          </table:table-cell>
          <table:table-cell office:value-type="float" office:value="58.2484" calcext:value-type="float">
            <text:p>58.2484</text:p>
          </table:table-cell>
          <table:table-cell office:value-type="float" office:value="1" calcext:value-type="float">
            <text:p>1</text:p>
          </table:table-cell>
          <table:table-cell office:value-type="float" office:value="59.9034" calcext:value-type="float">
            <text:p>59.9034</text:p>
          </table:table-cell>
          <table:table-cell office:value-type="float" office:value="61.8357" calcext:value-type="float">
            <text:p>61.8357</text:p>
          </table:table-cell>
          <table:table-cell office:value-type="float" office:value="55.5556" calcext:value-type="float">
            <text:p>55.5556</text:p>
          </table:table-cell>
          <table:table-cell office:value-type="float" office:value="30.2291" calcext:value-type="float">
            <text:p>30.2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5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3.0468" calcext:value-type="float">
            <text:p>73.0468</text:p>
          </table:table-cell>
          <table:table-cell office:value-type="float" office:value="29.7014" calcext:value-type="float">
            <text:p>29.7014</text:p>
          </table:table-cell>
          <table:table-cell office:value-type="float" office:value="45.8678" calcext:value-type="float">
            <text:p>45.8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.5733" calcext:value-type="float">
            <text:p>102.5733</text:p>
          </table:table-cell>
          <table:table-cell office:value-type="float" office:value="99.763" calcext:value-type="float">
            <text:p>99.763</text:p>
          </table:table-cell>
          <table:table-cell office:value-type="float" office:value="83.5193" calcext:value-type="float">
            <text:p>83.5193</text:p>
          </table:table-cell>
          <table:table-cell office:value-type="float" office:value="0" calcext:value-type="float">
            <text:p>0</text:p>
          </table:table-cell>
          <table:table-cell office:value-type="float" office:value="81.4516" calcext:value-type="float">
            <text:p>81.4516</text:p>
          </table:table-cell>
          <table:table-cell office:value-type="float" office:value="76.6129" calcext:value-type="float">
            <text:p>76.6129</text:p>
          </table:table-cell>
          <table:table-cell office:value-type="float" office:value="50.8065" calcext:value-type="float">
            <text:p>50.8065</text:p>
          </table:table-cell>
          <table:table-cell office:value-type="float" office:value="45.8678" calcext:value-type="float">
            <text:p>45.8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0.2037" calcext:value-type="float">
            <text:p>90.2037</text:p>
          </table:table-cell>
          <table:table-cell office:value-type="float" office:value="50.7218" calcext:value-type="float">
            <text:p>50.7218</text:p>
          </table:table-cell>
          <table:table-cell office:value-type="float" office:value="39.7095" calcext:value-type="float">
            <text:p>39.7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6" calcext:value-type="float">
            <text:p>120.6</text:p>
          </table:table-cell>
          <table:table-cell office:value-type="float" office:value="116.4111" calcext:value-type="float">
            <text:p>116.4111</text:p>
          </table:table-cell>
          <table:table-cell office:value-type="float" office:value="94.2322" calcext:value-type="float">
            <text:p>94.2322</text:p>
          </table:table-cell>
          <table:table-cell office:value-type="float" office:value="0" calcext:value-type="float">
            <text:p>0</text:p>
          </table:table-cell>
          <table:table-cell office:value-type="float" office:value="86.2069" calcext:value-type="float">
            <text:p>86.2069</text:p>
          </table:table-cell>
          <table:table-cell office:value-type="float" office:value="89.6552" calcext:value-type="float">
            <text:p>89.6552</text:p>
          </table:table-cell>
          <table:table-cell office:value-type="float" office:value="71.9828" calcext:value-type="float">
            <text:p>71.9828</text:p>
          </table:table-cell>
          <table:table-cell office:value-type="float" office:value="39.7095" calcext:value-type="float">
            <text:p>39.7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1.8024" calcext:value-type="float">
            <text:p>71.8024</text:p>
          </table:table-cell>
          <table:table-cell office:value-type="float" office:value="41.1845" calcext:value-type="float">
            <text:p>41.1845</text:p>
          </table:table-cell>
          <table:table-cell office:value-type="float" office:value="31.3122" calcext:value-type="float">
            <text:p>31.3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8898" calcext:value-type="float">
            <text:p>57.8898</text:p>
          </table:table-cell>
          <table:table-cell office:value-type="float" office:value="52.5645" calcext:value-type="float">
            <text:p>52.5645</text:p>
          </table:table-cell>
          <table:table-cell office:value-type="float" office:value="36.1892" calcext:value-type="float">
            <text:p>36.1892</text:p>
          </table:table-cell>
          <table:table-cell office:value-type="float" office:value="1" calcext:value-type="float">
            <text:p>1</text:p>
          </table:table-cell>
          <table:table-cell office:value-type="float" office:value="81.8898" calcext:value-type="float">
            <text:p>81.8898</text:p>
          </table:table-cell>
          <table:table-cell office:value-type="float" office:value="65.3543" calcext:value-type="float">
            <text:p>65.3543</text:p>
          </table:table-cell>
          <table:table-cell office:value-type="float" office:value="59.0551" calcext:value-type="float">
            <text:p>59.0551</text:p>
          </table:table-cell>
          <table:table-cell office:value-type="float" office:value="31.3122" calcext:value-type="float">
            <text:p>31.3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9.9688" calcext:value-type="float">
            <text:p>69.9688</text:p>
          </table:table-cell>
          <table:table-cell office:value-type="float" office:value="37.5883" calcext:value-type="float">
            <text:p>37.5883</text:p>
          </table:table-cell>
          <table:table-cell office:value-type="float" office:value="50.1384" calcext:value-type="float">
            <text:p>50.1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4804" calcext:value-type="float">
            <text:p>51.4804</text:p>
          </table:table-cell>
          <table:table-cell office:value-type="float" office:value="48.2261" calcext:value-type="float">
            <text:p>48.2261</text:p>
          </table:table-cell>
          <table:table-cell office:value-type="float" office:value="64.2029" calcext:value-type="float">
            <text:p>64.2029</text:p>
          </table:table-cell>
          <table:table-cell office:value-type="float" office:value="1" calcext:value-type="float">
            <text:p>1</text:p>
          </table:table-cell>
          <table:table-cell office:value-type="float" office:value="39.3548" calcext:value-type="float">
            <text:p>39.3548</text:p>
          </table:table-cell>
          <table:table-cell office:value-type="float" office:value="40.6452" calcext:value-type="float">
            <text:p>40.6452</text:p>
          </table:table-cell>
          <table:table-cell office:value-type="float" office:value="27.0968" calcext:value-type="float">
            <text:p>27.0968</text:p>
          </table:table-cell>
          <table:table-cell office:value-type="float" office:value="50.1384" calcext:value-type="float">
            <text:p>50.13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4T10:52:48.006671715</dc:date>
    <meta:editing-duration>P17DT14H29M7S</meta:editing-duration>
    <meta:editing-cycles>39</meta:editing-cycles>
    <meta:document-statistic meta:table-count="1" meta:cell-count="1215" meta:object-count="0"/>
  </office:meta>
</office:document-meta>
</file>